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5cm"/>
    </style:style>
    <style:style style:name="gr2" style:family="graphic" style:parent-style-name="standard">
      <style:graphic-properties draw:fill="solid" draw:fill-color="#ffffcc" draw:textarea-horizontal-align="center" draw:textarea-vertical-align="middle"/>
    </style:style>
    <style:style style:name="gr3" style:family="graphic" style:parent-style-name="standard">
      <style:graphic-properties draw:fill="solid" draw:fill-color="#ccffff" draw:textarea-horizontal-align="center" draw:textarea-vertical-align="middle"/>
    </style:style>
    <style:style style:name="gr4" style:family="graphic" style:parent-style-name="standard">
      <style:graphic-properties draw:fill="solid" draw:fill-color="#e6e6e6" draw:textarea-horizontal-align="center" draw:textarea-vertical-align="middle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15cm" svg:height="2.155cm" svg:x="1.635cm" svg:y="1.635cm">
          <draw:text-box>
            <text:p text:style-name="P1"><text:span text:style-name="T1">TREE</text:span></text:p>
          </draw:text-box>
        </draw:frame>
        <draw:rect draw:style-name="gr2" draw:text-style-name="P3" draw:id="id2" draw:layer="layout" svg:width="1.905cm" svg:height="1.27cm" svg:x="4.81cm" svg:y="9.89cm">
          <text:p text:style-name="P2">A</text:p>
        </draw:rect>
        <draw:ellipse draw:style-name="gr3" draw:text-style-name="P3" draw:id="id1" draw:layer="layout" svg:width="1.905cm" svg:height="1.27cm" svg:x="1.635cm" svg:y="12.43cm">
          <text:p/>
        </draw:ellipse>
        <draw:rect draw:style-name="gr2" draw:text-style-name="P3" draw:id="id3" draw:layer="layout" svg:width="1.905cm" svg:height="1.27cm" svg:x="4.81cm" svg:y="15.705cm">
          <text:p text:style-name="P2">B</text:p>
        </draw:rect>
        <draw:rect draw:style-name="gr2" draw:text-style-name="P3" draw:id="id4" draw:layer="layout" svg:width="1.905cm" svg:height="1.27cm" svg:x="7.985cm" svg:y="7.985cm">
          <text:p text:style-name="P2">B</text:p>
        </draw:rect>
        <draw:rect draw:style-name="gr2" draw:text-style-name="P3" draw:id="id5" draw:layer="layout" svg:width="1.905cm" svg:height="1.27cm" svg:x="7.985cm" svg:y="12.43cm">
          <text:p text:style-name="P2">F</text:p>
        </draw:rect>
        <draw:rect draw:style-name="gr2" draw:text-style-name="P3" draw:id="id6" draw:layer="layout" svg:width="1.905cm" svg:height="1.27cm" svg:x="11.16cm" svg:y="6.715cm">
          <text:p text:style-name="P2">C</text:p>
        </draw:rect>
        <draw:rect draw:style-name="gr2" draw:text-style-name="P3" draw:id="id8" draw:layer="layout" svg:width="1.905cm" svg:height="1.27cm" svg:x="7.985cm" svg:y="15.705cm">
          <text:p text:style-name="P2">E</text:p>
        </draw:rect>
        <draw:rect draw:style-name="gr2" draw:text-style-name="P3" draw:id="id7" draw:layer="layout" svg:width="1.905cm" svg:height="1.27cm" svg:x="11.16cm" svg:y="9.89cm">
          <text:p text:style-name="P2">G</text:p>
        </draw:rect>
        <draw:g>
          <draw:rect draw:style-name="gr4" draw:text-style-name="P3" draw:id="id9" draw:layer="layout" svg:width="2.64cm" svg:height="3.475cm" svg:x="10.825cm" svg:y="14.57cm">
            <text:p/>
          </draw:rect>
          <draw:rect draw:style-name="gr2" draw:text-style-name="P3" draw:layer="layout" svg:width="1.905cm" svg:height="1.27cm" svg:x="11.16cm" svg:y="14.835cm">
            <text:p text:style-name="P2">J</text:p>
          </draw:rect>
          <draw:rect draw:style-name="gr2" draw:text-style-name="P3" draw:layer="layout" svg:width="1.905cm" svg:height="1.27cm" svg:x="11.16cm" svg:y="16.475cm">
            <text:p text:style-name="P2">K</text:p>
          </draw:rect>
        </draw:g>
        <draw:custom-shape draw:style-name="gr5" draw:text-style-name="P2" draw:id="id12" draw:layer="layout" svg:width="3.81cm" svg:height="1.27cm" svg:x="14.97cm" svg:y="6.715cm">
          <text:p text:style-name="P2">Diagnosis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id="id11" draw:layer="layout" svg:width="3.81cm" svg:height="1.27cm" svg:x="14.97cm" svg:y="9.89cm">
          <text:p text:style-name="P2">Diagnosis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id="id10" draw:layer="layout" svg:width="3.81cm" svg:height="1.27cm" svg:x="14.97cm" svg:y="12.43cm">
          <text:p text:style-name="P2">Diagnosis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id="id13" draw:layer="layout" svg:width="3.81cm" svg:height="1.27cm" svg:x="14.993cm" svg:y="15.634cm">
          <text:p text:style-name="P2">Diagnosis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3.54cm" svg:y1="13.065cm" svg:x2="4.81cm" svg:y2="10.525cm" draw:start-shape="id1" draw:end-shape="id2">
          <text:p/>
        </draw:connector>
        <draw:connector draw:style-name="gr6" draw:text-style-name="P3" draw:layer="layout" svg:x1="3.54cm" svg:y1="13.065cm" svg:x2="4.81cm" svg:y2="16.34cm" draw:start-shape="id1" draw:end-shape="id3">
          <text:p/>
        </draw:connector>
        <draw:connector draw:style-name="gr6" draw:text-style-name="P3" draw:layer="layout" svg:x1="6.715cm" svg:y1="10.525cm" svg:x2="7.985cm" svg:y2="8.62cm" draw:start-shape="id2" draw:start-glue-point="1" draw:end-shape="id4" draw:end-glue-point="3">
          <text:p/>
        </draw:connector>
        <draw:connector draw:style-name="gr6" draw:text-style-name="P3" draw:layer="layout" svg:x1="6.715cm" svg:y1="10.525cm" svg:x2="7.985cm" svg:y2="13.065cm" draw:start-shape="id2" draw:start-glue-point="1" draw:end-shape="id5" draw:end-glue-point="3">
          <text:p/>
        </draw:connector>
        <draw:connector draw:style-name="gr6" draw:text-style-name="P3" draw:layer="layout" svg:x1="9.89cm" svg:y1="8.62cm" svg:x2="11.16cm" svg:y2="7.35cm" draw:start-shape="id4" draw:start-glue-point="1" draw:end-shape="id6" draw:end-glue-point="3">
          <text:p/>
        </draw:connector>
        <draw:connector draw:style-name="gr6" draw:text-style-name="P3" draw:layer="layout" svg:x1="9.89cm" svg:y1="8.62cm" svg:x2="11.16cm" svg:y2="10.525cm" draw:start-shape="id4" draw:start-glue-point="1" draw:end-shape="id7" draw:end-glue-point="3">
          <text:p/>
        </draw:connector>
        <draw:connector draw:style-name="gr6" draw:text-style-name="P3" draw:layer="layout" svg:x1="6.715cm" svg:y1="16.34cm" svg:x2="7.985cm" svg:y2="16.34cm" draw:start-shape="id3" draw:start-glue-point="1" draw:end-shape="id8" draw:end-glue-point="3">
          <text:p/>
        </draw:connector>
        <draw:connector draw:style-name="gr6" draw:text-style-name="P3" draw:layer="layout" svg:x1="9.89cm" svg:y1="16.34cm" svg:x2="10.825cm" svg:y2="16.307cm" draw:start-shape="id8" draw:start-glue-point="1" draw:end-shape="id9" draw:end-glue-point="3">
          <text:p/>
        </draw:connector>
        <draw:connector draw:style-name="gr6" draw:text-style-name="P3" draw:layer="layout" svg:x1="9.89cm" svg:y1="13.065cm" svg:x2="14.97cm" svg:y2="13.065cm" draw:start-shape="id5" draw:start-glue-point="1" draw:end-shape="id10" draw:end-glue-point="3">
          <text:p/>
        </draw:connector>
        <draw:connector draw:style-name="gr6" draw:text-style-name="P3" draw:layer="layout" svg:x1="13.065cm" svg:y1="10.525cm" svg:x2="14.97cm" svg:y2="10.525cm" draw:start-shape="id7" draw:start-glue-point="1" draw:end-shape="id11" draw:end-glue-point="3">
          <text:p/>
        </draw:connector>
        <draw:connector draw:style-name="gr6" draw:text-style-name="P3" draw:layer="layout" svg:x1="13.065cm" svg:y1="7.35cm" svg:x2="14.97cm" svg:y2="7.35cm" draw:start-shape="id6" draw:start-glue-point="1" draw:end-shape="id12" draw:end-glue-point="3">
          <text:p/>
        </draw:connector>
        <draw:connector draw:style-name="gr6" draw:text-style-name="P3" draw:layer="layout" draw:line-skew="0.356cm" svg:x1="13.465cm" svg:y1="16.307cm" svg:x2="14.993cm" svg:y2="16.269cm" draw:start-shape="id9" draw:start-glue-point="1" draw:end-shape="id13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xi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xi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07-15T11:14:31</meta:creation-date>
    <dc:date>2008-07-15T12:06:37</dc:date>
    <meta:editing-duration>PT00H04M59S</meta:editing-duration>
    <meta:editing-cycles>5</meta:editing-cycles>
    <meta:generator>OpenOffice.org/3.0_Beta$Linux OpenOffice.org_project/300m2$Build-9301</meta:generator>
    <meta:document-statistic meta:object-count="29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